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1.8165in"/>
    </style:style>
    <style:style style:name="co5" style:family="table-column">
      <style:table-column-properties fo:break-before="auto" style:column-width="2.1717in"/>
    </style:style>
    <style:style style:name="co6" style:family="table-column">
      <style:table-column-properties fo:break-before="auto" style:column-width="1.5516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0.8189in"/>
    </style:style>
    <style:style style:name="co11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4957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34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Normalized_20_to_20_1NF">
      <style:table-properties table:display="true" style:writing-mode="lr-tb"/>
    </style:style>
    <style:style style:name="ta2" style:family="table" style:master-page-name="PageStyle_5f_Normalize_20_to_20_2NF">
      <style:table-properties table:display="true" style:writing-mode="lr-tb"/>
    </style:style>
    <style:style style:name="ta3" style:family="table" style:master-page-name="PageStyle_5f_Solution">
      <style:table-properties table:display="true" style:writing-mode="lr-tb"/>
    </style:style>
    <number:date-style style:name="N8039" number:language="en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Excel_20_Built-in_20_Normal"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fo:background-color="#d0cec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 style:data-style-name="N116">
      <style:table-cell-properties fo:background-color="#d0cec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116"/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 style:data-style-name="N8039"/>
    <style:style style:name="ce7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Excel_20_Built-in_20_Normal">
      <style:text-properties style:font-name="Calibri" style:font-name-complex="Calibri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rmalized to 1NF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2">
          <table:table-cell table:style-name="ce1" office:value-type="string">
            <text:p><text:span text:style-name="T1">Orders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rderID (Key)</text:p>
          </table:table-cell>
          <table:table-cell table:style-name="ce3" office:value-type="string">
            <text:p>OrderDate </text:p>
          </table:table-cell>
          <table:table-cell table:style-name="ce2" office:value-type="string">
            <text:p>Customer 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Date of Birth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ProductID (Key)</text:p>
          </table:table-cell>
          <table:table-cell table:style-name="ce2" office:value-type="string">
            <text:p>Quantity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6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6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6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6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6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2372">
            <text:p>03-Jan-16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6" office:value-type="date" office:date-value="1994-03-30">
            <text:p>Mar 30, 9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<text:span text:style-name="T1">Product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roductID (Key)</text:p>
          </table:table-cell>
          <table:table-cell table:style-name="ce2" office:value-type="string">
            <text:p>ProductNumber</text:p>
          </table:table-cell>
          <table:table-cell table:style-name="ce2" office:value-type="string">
            <text:p>UnitPri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B-2903</text:p>
          </table:table-cell>
          <table:table-cell office:value-type="float" office:value="12.99">
            <text:p>12.99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-8327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-2349</text:p>
          </table:table-cell>
          <table:table-cell office:value-type="float" office:value="5.99">
            <text:p>5.99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-290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Decomposed original data set to create two tabl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peating data groups remov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bles have unique identifiers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e to 2NF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In the repeating groups: Isolate entities that are not dependant on the whole Composite Key in the repeating grou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ers:</text:p>
          </table:table-cell>
          <table:table-cell table:number-columns-repeated="2"/>
          <table:table-cell table:style-name="ce7" office:value-type="string">
            <text:p>OrderID</text:p>
          </table:table-cell>
          <table:table-cell table:style-name="ce1" office:value-type="string">
            <text:p>OrderDate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DateOfBirth</text:p>
          </table:table-cell>
          <table:table-cell table:number-columns-repeated="1016"/>
        </table:table-row>
        <table:table-row table:style-name="ro1">
          <table:table-cell office:value-type="string">
            <text:p>Order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6" office:value-type="date" office:date-value="1970-11-23">
            <text:p>Nov 23, 70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OrderDat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6" office:value-type="date" office:date-value="1982-07-16">
            <text:p>Jul 16, 82</text:p>
          </table:table-cell>
          <table:table-cell table:number-columns-repeated="1016"/>
        </table:table-row>
        <table:table-row table:style-name="ro1">
          <table:table-cell office:value-type="string">
            <text:p>Customer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" office:value-type="float" office:value="42372">
            <text:p>03-Jan-16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6" office:value-type="date" office:date-value="1994-03-30">
            <text:p>Mar 30, 94</text:p>
          </table:table-cell>
          <table:table-cell table:number-columns-repeated="1016"/>
        </table:table-row>
        <table:table-row table:style-name="ro1">
          <table:table-cell office:value-type="string">
            <text:p>Address</text:p>
          </table:table-cell>
          <table:table-cell table:number-columns-repeated="1023"/>
        </table:table-row>
        <table:table-row table:style-name="ro1">
          <table:table-cell office:value-type="string">
            <text:p>DateOfBirth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Repeating groups</text:p>
          </table:table-cell>
          <table:table-cell table:number-columns-repeated="2"/>
          <table:table-cell table:style-name="ce7" office:value-type="string">
            <text:p>OrderID</text:p>
          </table:table-cell>
          <table:table-cell table:style-name="ce7" office:value-type="string">
            <text:p>ProductID</text:p>
          </table:table-cell>
          <table:table-cell table:style-name="ce1" office:value-type="string">
            <text:p>ProductPriceAtDate</text:p>
          </table:table-cell>
          <table:table-cell table:style-name="ce1" office:value-type="string">
            <text:p>ProductAmount</text:p>
          </table:table-cell>
          <table:table-cell table:number-columns-repeated="1017"/>
        </table:table-row>
        <table:table-row table:style-name="ro1">
          <table:table-cell office:value-type="string">
            <text:p>Order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B-2903 </text:p>
          </table:table-cell>
          <table:table-cell office:value-type="float" office:value="12.99">
            <text:p>12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oduct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table:style-name="ce8" office:value-type="string">
            <text:p>BA-8327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oductPriceAtDat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A-8327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oductAmount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E-2349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style-name="ce8" office:value-type="string">
            <text:p>BE-29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office:value-type="float" office:value="3">
            <text:p>3</text:p>
          </table:table-cell>
          <table:table-cell table:style-name="ce8" office:value-type="string">
            <text:p>BE-2349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this example we do not have any entities not dependant on OrderID and Product ID. Examples would be: Product description or CataloguePr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ductID</text:p>
          </table:table-cell>
          <table:table-cell office:value-type="string">
            <text:p>Primary Key</text:p>
          </table:table-cell>
          <table:table-cell/>
          <table:table-cell table:style-name="ce7" office:value-type="string">
            <text:p>ProductID</text:p>
          </table:table-cell>
          <table:table-cell table:style-name="ce9" office:value-type="string">
            <text:p>CataloguePrice</text:p>
          </table:table-cell>
          <table:table-cell table:style-name="ce1" office:value-type="string">
            <text:p>ProductDescription</text:p>
          </table:table-cell>
          <table:table-cell table:number-columns-repeated="1018"/>
        </table:table-row>
        <table:table-row table:style-name="ro1">
          <table:table-cell office:value-type="string">
            <text:p>ItemDescription</text:p>
          </table:table-cell>
          <table:table-cell table:number-columns-repeated="2"/>
          <table:table-cell office:value-type="string">
            <text:p>CB-2903 </text:p>
          </table:table-cell>
          <table:table-cell office:value-type="float" office:value="12.99">
            <text:p>12.99</text:p>
          </table:table-cell>
          <table:table-cell office:value-type="string">
            <text:p>cak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>
            <text:p>BA-8327</text:p>
          </table:table-cell>
          <table:table-cell office:value-type="float" office:value="1.55">
            <text:p>1.55</text:p>
          </table:table-cell>
          <table:table-cell office:value-type="string">
            <text:p>brea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>
            <text:p>BE-2349</text:p>
          </table:table-cell>
          <table:table-cell office:value-type="float" office:value="5.4">
            <text:p>5.4</text:p>
          </table:table-cell>
          <table:table-cell office:value-type="string">
            <text:p>chocolate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tion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7" table:number-columns-repeated="1013" table:default-cell-style-name="Excel_20_Built-in_20_Normal"/>
        <table:table-row table:style-name="ro1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2">
          <table:table-cell table:style-name="ce1" office:value-type="string">
            <text:p><text:span text:style-name="T1">Orders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rderID (Key)</text:p>
          </table:table-cell>
          <table:table-cell table:style-name="ce2" office:value-type="string">
            <text:p>ProductID (Key)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Price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2.99">
            <text:p>12.99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.5">
            <text:p>1.5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99">
            <text:p>5.99</text:p>
          </table:table-cell>
          <table:table-cell table:style-name="ce6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>
            <text:p><text:span text:style-name="T1">Product</text:span><text:span text:style-name="T2"> Table</text:span></text:p>
          </table:table-cell>
          <table:table-cell table:number-columns-repeated="3"/>
          <table:table-cell table:style-name="ce1" office:value-type="string">
            <text:p><text:span text:style-name="T1">Customer</text:span><text:span text:style-name="T2"> </text:span><text:span text:style-name="T1">Orders</text:span><text:span text:style-name="T2"> table</text:span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ductID (Key)</text:p>
          </table:table-cell>
          <table:table-cell table:style-name="ce2" office:value-type="string">
            <text:p>ProductNumber</text:p>
          </table:table-cell>
          <table:table-cell table:style-name="ce2" office:value-type="string">
            <text:p>UnitPrice</text:p>
          </table:table-cell>
          <table:table-cell/>
          <table:table-cell table:style-name="ce2" office:value-type="string">
            <text:p>OrderID (Key)</text:p>
          </table:table-cell>
          <table:table-cell table:style-name="ce3" office:value-type="string">
            <text:p>OrderDate </text:p>
          </table:table-cell>
          <table:table-cell table:style-name="ce2" office:value-type="string">
            <text:p>CustomerID</text:p>
          </table:table-cell>
          <table:table-cell table:style-name="ce2" office:value-type="string">
            <text:p>Customer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Date of Birth</text:p>
          </table:table-cell>
          <table:table-cell table:style-name="ce2" office:value-type="string">
            <text:p>Age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B-2903</text:p>
          </table:table-cell>
          <table:table-cell office:value-type="float" office:value="12.99">
            <text:p>12.9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42371">
            <text:p>02-Jan-16</text:p>
          </table:table-cell>
          <table:table-cell office:value-type="float" office:value="101">
            <text:p>101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6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-8327</text:p>
          </table:table-cell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42371">
            <text:p>02-Jan-16</text:p>
          </table:table-cell>
          <table:table-cell office:value-type="float" office:value="163">
            <text:p>163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6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-2349</text:p>
          </table:table-cell>
          <table:table-cell office:value-type="float" office:value="5.99">
            <text:p>5.99</text:p>
          </table:table-cell>
          <table:table-cell/>
          <table:table-cell office:value-type="float" office:value="3">
            <text:p>3</text:p>
          </table:table-cell>
          <table:table-cell table:style-name="ce4" office:value-type="float" office:value="42372">
            <text:p>03-Jan-16</text:p>
          </table:table-cell>
          <table:table-cell office:value-type="float" office:value="302">
            <text:p>302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6" office:value-type="date" office:date-value="1994-03-30">
            <text:p>Mar 30, 94</text:p>
          </table:table-cell>
          <table:table-cell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-290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Created <text:span text:style-name="T1">Customer Orders</text:span><text:span text:style-name="T2"> table to remove dependency on part of primary key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eview:</text:p>
          </table:table-cell>
          <table:table-cell table:number-columns-repeated="1023"/>
        </table:table-row>
        <table:table-row table:style-name="ro1">
          <table:table-cell office:value-type="string">
            <text:p>Again, edx takes a different aproach than the teacher during the lecture, also with a different result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>
      <number:number number:min-integer-digits="1"/>
    </number:number-style>
    <number:date-style style:name="N116P0" style:volatile="true">
      <number:day number:style="long"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3/24/2020</text:date>, <text:time>15:59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Normalized_20_to_20_1NF" style:display-name="PageStyle_Normalized to 1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ze_20_to_20_2NF" style:display-name="PageStyle_Normalize to 2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" style:display-name="PageStyle_Solu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5:59:04.90</dc:date>
    <dc:creator>Tino Kerkhof</dc:creator>
    <meta:generator>OpenOffice/4.1.7$Win32 OpenOffice.org_project/417m1$Build-9800</meta:generator>
    <meta:editing-duration>PT15M58S</meta:editing-duration>
    <meta:editing-cycles>1</meta:editing-cycles>
    <meta:document-statistic meta:table-count="3" meta:cell-count="228" meta:object-count="0"/>
  </office:meta>
</office:document-meta>
</file>